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1422b5" officeooo:paragraph-rsid="001422b5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1422b5" officeooo:paragraph-rsid="001422b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5d77f" officeooo:paragraph-rsid="0015d77f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22b5" officeooo:paragraph-rsid="001422b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15d77f" officeooo:paragraph-rsid="0015d77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style="normal" style:text-underline-style="none" fo:font-weight="normal" officeooo:rsid="0015d77f" officeooo:paragraph-rsid="0015d77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none" fo:font-weight="normal" officeooo:rsid="0015d77f" officeooo:paragraph-rsid="0015d77f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fo:font-style="normal" style:text-underline-style="none" fo:font-weight="normal" officeooo:rsid="0015d77f" officeooo:paragraph-rsid="0015d77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5d77f"/>
    </style:style>
    <style:style style:name="T2" style:family="text">
      <style:text-properties officeooo:rsid="0017b8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sk 2 – Conduct Sprint Planning</text:p>
      <text:p text:style-name="P1"/>
      <text:p text:style-name="P2">1- Sprint’s Goal:</text:p>
      <text:list xml:id="list3884159680" text:style-name="L1">
        <text:list-item>
          <text:p text:style-name="P5">First sprint goal is to finish Authentication and Authorization (Sign up / Login)</text:p>
          <text:p text:style-name="P5"/>
        </text:list-item>
      </text:list>
      <text:p text:style-name="P2">2- Team Velocity and Capacity:</text:p>
      <text:list xml:id="list2502655285" text:style-name="L2">
        <text:list-item>
          <text:p text:style-name="P6">5 members in team</text:p>
        </text:list-item>
        <text:list-item>
          <text:p text:style-name="P6">Working hours per week : 40 hrs</text:p>
        </text:list-item>
        <text:list-item>
          <text:p text:style-name="P6">Sprint : <text:span text:style-name="T2">4</text:span> weeks <text:span text:style-name="T2">(20 days)</text:span></text:p>
        </text:list-item>
        <text:list-item>
          <text:p text:style-name="P6">Sprint total working hours: <text:span text:style-name="T2">160</text:span> hrs</text:p>
          <text:p text:style-name="P6"><text:s/></text:p>
        </text:list-item>
      </text:list>
      <text:p text:style-name="P2">3- Product Backlog Items:</text:p>
      <text:list xml:id="list726024290" text:style-name="L3">
        <text:list-item>
          <text:p text:style-name="P7">Create new account (sign up)</text:p>
        </text:list-item>
        <text:list-item>
          <text:p text:style-name="P7">Sign up with gmail</text:p>
        </text:list-item>
        <text:list-item>
          <text:p text:style-name="P7">Login</text:p>
        </text:list-item>
        <text:list-item>
          <text:p text:style-name="P7">Reset Password</text:p>
        </text:list-item>
      </text:list>
      <text:p text:style-name="P3"/>
      <text:p text:style-name="P2">4- <text:span text:style-name="T1">Sprint Assigned Tasks:</text:span></text:p>
      <text:list xml:id="list3611092850" text:style-name="L4">
        <text:list-item>
          <text:p text:style-name="P8">Create the view of sign up (page or popup).</text:p>
        </text:list-item>
        <text:list-item>
          <text:p text:style-name="P8">Create the view of login (page or popup).</text:p>
        </text:list-item>
        <text:list-item>
          <text:p text:style-name="P8">Create the API.</text:p>
        </text:list-item>
        <text:list-item>
          <text:p text:style-name="P8">Implement sign up (either creating new account or using gmail) request and logic.</text:p>
        </text:list-item>
        <text:list-item>
          <text:p text:style-name="P8">Implement login request and logic.</text:p>
        </text:list-item>
        <text:list-item>
          <text:p text:style-name="P8">Implement reset password request and logic.</text:p>
        </text:list-item>
        <text:list-item>
          <text:p text:style-name="P8">Test sign up / login / reset password at the end of sprint.</text:p>
        </text:list-item>
        <text:list-item>
          <text:p text:style-name="P8">Integrating frontend with backend request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02:53:53.763541471</meta:creation-date>
    <dc:date>2022-10-25T09:36:46.940110999</dc:date>
    <meta:editing-duration>PT1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50" meta:character-count="763" meta:non-whitespace-character-count="652"/>
  </office:meta>
</office:document-meta>
</file>